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ListenerCallBackTest.clea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emberingListener.onVerification( VerificationEvent verificat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ListenerCallBackTest.should_call_verification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ListenerCallBackTest.should_notify_when_verification_throws_runtime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ListenerCallBackTest.should_not_call_listener_when_verify_was_called_incorrect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ListenerCallBackTest.should_call_single_listener_on_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ListenerSample.verificatio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ExceptionVerificationMode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ListenerCallBackTest.should_notify_when_verification_throws_typ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ListenerCallBackTest.should_call_all_listeners_on_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ListenerCallBackTest.matches( Remembering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ListenerCallBackTest.notifiedFor( final Object mock , final VerificationMode mode , final Method wante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ExceptionVerificationMode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